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700000187472DB1A7729A8DB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2.198cm" svg:height="10.344cm" svg:x="1.3cm" svg:y="1.6cm">
          <draw:image xlink:href="Pictures/100002010000034700000187472DB1A7729A8DB8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.8cm" fo:page-height="1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17:32:30.740977289</meta:creation-date>
    <dc:date>2021-04-03T13:40:33.246949732</dc:date>
    <meta:editing-duration>PT7M41S</meta:editing-duration>
    <meta:editing-cycles>4</meta:editing-cycles>
    <meta:generator>LibreOffice/6.4.6.2$Linux_X86_64 LibreOffice_project/40$Build-2</meta:generator>
    <meta:document-statistic meta:object-count="1"/>
  </office:meta>
</office:document-meta>
</file>